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vertical-align="middle" draw:auto-grow-height="true" fo:min-height="3.256cm"/>
    </style:style>
    <style:style style:name="gr2" style:family="graphic" style:parent-style-name="standard" style:list-style-name="L4">
      <style:graphic-properties draw:stroke="none" draw:fill="none" draw:fill-color="#ffffff" draw:textarea-vertical-align="middle" draw:auto-grow-height="true" fo:min-height="13.6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1.4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5cm" fo:min-width="26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7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5cm" fo:min-width="27.2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3.0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8.4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03cm" fo:min-width="0cm"/>
    </style:style>
    <style:style style:name="gr14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3.305cm" fo:min-width="6.088cm"/>
    </style:style>
    <style:style style:name="gr1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5.745cm" fo:min-width="4.968cm"/>
    </style:style>
    <style:style style:name="gr16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6.049cm" fo:min-width="7.042cm"/>
    </style:style>
    <style:style style:name="gr17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5.593cm" fo:min-width="11.881cm"/>
    </style:style>
    <style:style style:name="gr18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865cm" fo:min-width="18.1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01cm" fo:min-width="7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65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9.16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16.963cm"/>
    </style:style>
    <style:style style:name="pr7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text-properties fo:font-size="18pt"/>
    </style:style>
    <style:style style:name="P11" style:family="paragraph">
      <style:text-properties fo:color="#ff3333" fo:font-size="18pt"/>
    </style:style>
    <style:style style:name="P12" style:family="paragraph">
      <style:text-properties fo:color="#ff3333" style:text-position="0% 100%" fo:font-size="1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style:text-autospace="none"/>
      <style:text-properties fo:font-size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3333" fo:font-size="32pt" style:font-size-asian="32pt" style:font-size-complex="32pt"/>
    </style:style>
    <style:style style:name="T6" style:family="text">
      <style:text-properties fo:color="#ff3333" style:text-position="0% 100%"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CMSS10" fo:font-size="18pt" style:font-family-asian="CMSS10" style:font-size-asian="18pt" style:font-family-complex="CMSS10" style:font-size-complex="11pt"/>
    </style:style>
    <style:style style:name="T12" style:family="text">
      <style:text-properties fo:font-family="CMTT10" fo:font-size="18pt" style:font-family-asian="CMTT10" style:font-size-asian="18pt" style:font-family-complex="CMTT10" style:font-size-complex="11pt"/>
    </style:style>
    <style:style style:name="T13" style:family="text">
      <style:text-properties fo:font-family="CMSS10" fo:font-size="26pt" style:font-family-asian="CMSS10" style:font-size-asian="26pt" style:font-family-complex="CMSS10" style:font-size-complex="15pt"/>
    </style:style>
    <style:style style:name="T14" style:family="text">
      <style:text-properties fo:font-family="CMSS10" fo:font-size="18pt" style:font-family-asian="CMSS10" style:font-size-asian="18pt" style:font-family-complex="CMSS10" style:font-size-complex="18pt"/>
    </style:style>
    <style:style style:name="T15" style:family="text">
      <style:text-properties fo:font-family="CMTT10" fo:font-size="18pt" style:font-family-asian="CMTT10" style:font-size-asian="18pt" style:font-family-complex="CMTT10" style:font-size-complex="18pt"/>
    </style:style>
    <style:style style:name="T16" style:family="text">
      <style:text-properties fo:font-family="CMSS10" fo:font-size="26pt" style:font-family-asian="CMSS10" style:font-size-asian="26pt" style:font-family-complex="CMSS10" style:font-size-complex="26pt"/>
    </style:style>
    <style:style style:name="T17" style:family="text">
      <style:text-properties style:use-window-font-color="true" style:text-outline="false" style:text-line-through-style="none" fo:font-family="CMSS10" fo:font-size="20pt" fo:font-style="normal" fo:text-shadow="none" style:text-underline-style="none" fo:font-weight="normal" style:letter-kerning="true" style:font-family-asian="CMSS10" style:font-size-asian="20pt" style:font-style-asian="normal" style:font-weight-asian="normal" style:font-family-complex="CMSS10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5.199cm" svg:height="3.506cm" svg:x="0.306cm" svg:y="0.078cm">
          <draw:text-box>
            <text:p text:style-name="P1"><text:span text:style-name="T1">Le JavaScript</text:span></text:p>
          </draw:text-box>
        </draw:frame>
        <draw:frame draw:style-name="gr2" draw:text-style-name="P4" draw:layer="layout" svg:width="25.199cm" svg:height="13.859cm" svg:x="0.306cm" svg:y="4.155cm">
          <draw:text-box>
            <text:p text:style-name="P3"><text:span text:style-name="T2">Langage de programmation permet de dynamiser des pages ou sites internet côté fronten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JavaScript</text:p>
          </draw:text-box>
        </draw:frame>
        <draw:frame presentation:style-name="pr2" draw:text-style-name="P5" draw:layer="layout" svg:width="25.199cm" svg:height="13.859cm" svg:x="1.4cm" svg:y="4.914cm" presentation:class="subtitle" presentation:user-transformed="true">
          <draw:text-box>
            <text:p text:style-name="P5">Langage de programmation permet de dynamiser des pages ou sites internet côté frontend.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8" draw:layer="layout" svg:width="25.199cm" svg:height="19.163cm" svg:x="1cm" svg:y="0.837cm" presentation:class="title" presentation:user-transformed="true">
          <draw:text-box>
            <text:p text:style-name="P7"><text:span text:style-name="T3">Il peut être intégré dans une page HTML de la façon suivante :</text:span><text:span text:style-name="T3"><text:line-break/></text:span><text:span text:style-name="T3"><text:line-break/></text:span><text:span text:style-name="T4">&lt;body&gt;</text:span><text:span text:style-name="T4"><text:line-break/></text:span><text:span text:style-name="T4"><text:line-break/></text:span><text:span text:style-name="T4"><text:tab/></text:span><text:span text:style-name="T4">...code html...</text:span><text:span text:style-name="T4"><text:line-break/></text:span><text:span text:style-name="T4"><text:line-break/></text:span><text:span text:style-name="T4"><text:tab/></text:span><text:span text:style-name="T4">&lt;script&gt;</text:span><text:span text:style-name="T4"><text:line-break/></text:span><text:span text:style-name="T4"><text:tab/></text:span><text:span text:style-name="T4"><text:tab/></text:span><text:span text:style-name="T4">...code js...</text:span><text:span text:style-name="T4"><text:line-break/></text:span><text:span text:style-name="T4"><text:tab/></text:span><text:span text:style-name="T4">&lt;/script&gt;</text:span><text:span text:style-name="T4"><text:line-break/></text:span><text:span text:style-name="T4"><text:line-break/></text:span><text:span text:style-name="T4">&lt;/body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9" draw:layer="layout" svg:width="25.199cm" svg:height="16.963cm" svg:x="1.4cm" svg:y="0.837cm" presentation:class="title" presentation:user-transformed="true">
          <draw:text-box>
            <text:p text:style-name="P7"><text:span text:style-name="T3">Le mieux sera de le mettre dans un fichier externe</text:span><text:span text:style-name="T3"><text:line-break/></text:span><text:span text:style-name="T3"><text:line-break/></text:span><text:span text:style-name="T3">nom_fichier.js</text:span><text:span text:style-name="T3"><text:line-break/></text:span><text:span text:style-name="T3"><text:line-break/></text:span><text:span text:style-name="T3">&lt;body&gt;</text:span><text:span text:style-name="T3"><text:line-break/></text:span><text:span text:style-name="T3">...code html...</text:span><text:span text:style-name="T3"><text:line-break/></text:span><text:span text:style-name="T3"><text:line-break/></text:span><text:span text:style-name="T3">&lt;script src= ''nom_fichier.js''&gt;&lt;/script&gt;</text:span><text:span text:style-name="T3"><text:line-break/></text:span><text:span text:style-name="T3"><text:line-break/></text:span><text:span text:style-name="T3">&lt;/body&gt;</text:span></text:p>
          </draw:text-box>
        </draw:frame>
        <draw:frame draw:style-name="gr4" draw:text-style-name="P11" draw:layer="layout" svg:width="21.944cm" svg:height="1.517cm" svg:x="2.882cm" svg:y="18.492cm">
          <draw:text-box>
            <text:p text:style-name="P10"><text:span text:style-name="T5">Fichier JS toujours a la fin car lu en derni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Les variables</text:p>
          </draw:text-box>
        </draw:frame>
        <draw:frame draw:style-name="gr5" draw:text-style-name="P10" draw:layer="layout" svg:width="26.713cm" svg:height="8.785cm" svg:x="0.521cm" svg:y="6.8cm">
          <draw:text-box>
            <text:p text:style-name="P10"><text:span text:style-name="T3">Var nomVariable = ''…'' ;</text:span><text:span text:style-name="T3"><text:tab/></text:span><text:span text:style-name="T3">ancienne version</text:span></text:p>
            <text:p text:style-name="P10"><text:span text:style-name="T3"/></text:p>
            <text:p text:style-name="P10"/>
            <text:p text:style-name="P10"><text:span text:style-name="T3">Const nomVariable = ''….''</text:span><text:span text:style-name="T3"><text:tab/></text:span><text:span text:style-name="T3"> ;</text:span><text:span text:style-name="T3"><text:tab/></text:span><text:span text:style-name="T3">constante donc </text:span></text:p>
  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e change jamais</text:span></text:p>
            <text:p text:style-name="P10"/>
            <text:p text:style-name="P10"><text:span text:style-name="T3">Let nomVariable= ''….'' ;</text:span><text:span text:style-name="T3"><text:tab/></text:span><text:span text:style-name="T3"><text:tab/></text:span><text:span text:style-name="T3">variable</text:span></text:p>
          </draw:text-box>
        </draw:frame>
        <draw:frame draw:style-name="gr6" draw:text-style-name="P12" draw:layer="layout" svg:width="18.1cm" svg:height="1.348cm" svg:x="3.2cm" svg:y="18.2cm">
          <draw:text-box>
            <text:p text:style-name="P10"><text:span text:style-name="T6">Bonne pratique : variable en kamelCa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ype de données</text:p>
          </draw:text-box>
        </draw:frame>
        <draw:frame draw:style-name="gr7" draw:text-style-name="P13" draw:layer="layout" svg:width="27.787cm" svg:height="11.645cm" svg:x="0.2cm" svg:y="6cm">
          <draw:text-box>
            <text:p text:style-name="P5"><text:span text:style-name="T4">String</text:span><text:span text:style-name="T4"><text:tab/></text:span><text:span text:style-name="T4"><text:tab/></text:span><text:span text:style-name="T4"><text:tab/></text:span><text:span text:style-name="T4">chaine de caractères</text:span></text:p>
            <text:p text:style-name="P5"><text:span text:style-name="T4"/></text:p>
            <text:p text:style-name="P5"><text:span text:style-name="T4">Number</text:span><text:span text:style-name="T4"><text:tab/></text:span><text:span text:style-name="T4"><text:tab/></text:span><text:span text:style-name="T4">chiffres ( sans guillemets )</text:span></text:p>
            <text:p text:style-name="P5"><text:span text:style-name="T4"/></text:p>
            <text:p text:style-name="P5"><text:span text:style-name="T4">Booleen</text:span><text:span text:style-name="T4"><text:tab/></text:span><text:span text:style-name="T4"><text:tab/></text:span><text:span text:style-name="T4">booléen ( 0/1 - true/false )</text:span></text:p>
            <text:p text:style-name="P5"><text:span text:style-name="T4"/></text:p>
            <text:p text:style-name="P5"><text:span text:style-name="T4">Array</text:span><text:span text:style-name="T4"><text:tab/></text:span><text:span text:style-name="T4"><text:tab/></text:span><text:span text:style-name="T4"><text:tab/></text:span><text:span text:style-name="T4">tableau ( [''1'',''2'',''3'',...] )</text:span></text:p>
            <text:p text:style-name="P5"><text:span text:style-name="T4"/></text:p>
            <text:p text:style-name="P5"><text:span text:style-name="T4">Object</text:span><text:span text:style-name="T4"><text:tab/></text:span><text:span text:style-name="T4"><text:tab/></text:span><text:span text:style-name="T4"><text:tab/></text:span><text:span text:style-name="T4">objets ( {nom :''value'', prenom :''value'',...}</text:span></text:p>
          </draw:text-box>
        </draw:frame>
        <draw:frame draw:style-name="gr8" draw:text-style-name="P10" draw:layer="layout" svg:width="17.355cm" svg:height="1.115cm" svg:x="4.503cm" svg:y="18.685cm">
          <draw:text-box>
            <text:p text:style-name="P10"><text:span text:style-name="T7">Savoir le type : console.log(typeof nomVariable) 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3.506cm" svg:x="1.4cm" svg:y="-0.063cm" presentation:class="title" presentation:user-transformed="true">
          <draw:text-box>
            <text:p>Les affectations et opérateurs</text:p>
          </draw:text-box>
        </draw:frame>
        <draw:frame draw:style-name="gr9" draw:text-style-name="P10" draw:layer="layout" svg:width="23.567cm" svg:height="4.971cm" svg:x="2cm" svg:y="3.343cm">
          <draw:text-box>
            <text:p text:style-name="P10"><text:span text:style-name="T8">Let total = 0 ;</text:span><text:span text:style-name="T8"><text:tab/></text:span><text:span text:style-name="T8"><text:tab/></text:span><text:span text:style-name="T8">variable total est initialisé a 0</text:span></text:p>
            <text:p text:style-name="P10"><text:span text:style-name="T8"/></text:p>
            <text:p text:style-name="P10"><text:span text:style-name="T8">Total = total + 1 ;</text:span><text:span text:style-name="T8"><text:tab/></text:span><text:span text:style-name="T8">ajoute 1 a total ou plus simple</text:span><text:span text:style-name="T8"><text:tab/></text:span><text:span text:style-name="T8"><text:tab/></text:span><text:span text:style-name="T8">total++ ;</text:span></text:p>
            <text:p text:style-name="P10"><text:span text:style-name="T8"/></text:p>
            <text:p text:style-name="P10"><text:span text:style-name="T8">Total += 5 ; </text:span><text:span text:style-name="T8"><text:tab/></text:span><text:span text:style-name="T8"><text:tab/></text:span><text:span text:style-name="T8">ajoute 5 a total</text:span></text:p>
          </draw:text-box>
        </draw:frame>
        <draw:frame draw:style-name="gr10" draw:text-style-name="P10" draw:layer="layout" svg:width="18.955cm" svg:height="4.971cm" svg:x="4.045cm" svg:y="8.929cm">
          <draw:text-box>
            <text:p text:style-name="P10"><text:span text:style-name="T8">Opérateurs de calcul : + <text:s/>- <text:s/>* <text:s/>/ </text:span><text:span text:style-name="T8"><text:tab/></text:span><text:span text:style-name="T8"><text:tab/></text:span><text:span text:style-name="T8">puissance **</text:span></text:p>
            <text:p text:style-name="P10"><text:span text:style-name="T8"/></text:p>
            <text:p text:style-name="P10"><text:span text:style-name="T8">Let total=0 ;</text:span></text:p>
            <text:p text:style-name="P10"><text:span text:style-name="T8"/></text:p>
            <text:p text:style-name="P10"><text:span text:style-name="T8">Total= 3*5 ;</text:span><text:span text:style-name="T8"><text:tab/></text:span><text:span text:style-name="T8"><text:tab/></text:span><text:span text:style-name="T8">total = 4/2 ;</text:span><text:span text:style-name="T8"><text:tab/></text:span><text:span text:style-name="T8"><text:tab/></text:span><text:span text:style-name="T8">total = total -3 ;</text:span></text:p>
          </draw:text-box>
        </draw:frame>
        <draw:frame draw:style-name="gr11" draw:text-style-name="P14" draw:layer="layout" svg:width="20.8cm" svg:height="4.419cm" svg:x="2.6cm" svg:y="14.681cm">
          <draw:text-box>
            <text:p text:style-name="P14"><text:span text:style-name="T9">Concaténer</text:span></text:p>
            <text:p text:style-name="P14"/>
            <text:p text:style-name="P14"><text:span text:style-name="T7">MaVariable = ''ma première chaine'' + maSecondeChaine ;</text:span></text:p>
            <text:p text:style-name="P14"><text:span text:style-name="T7"/></text:p>
            <text:p text:style-name="P14"><text:span text:style-name="T7">MaVariable = 'ma première chaine ${maSecondeChaine}' ;</text:span></text:p>
          </draw:text-box>
        </draw:frame>
        <draw:frame draw:style-name="gr12" draw:text-style-name="P10" draw:layer="layout" svg:width="13.621cm" svg:height="0.963cm" svg:x="6.8cm" svg:y="19.6cm">
          <draw:text-box>
            <text:p text:style-name="P10">' <text:s text:c="2"/>backstick – touche 4 clavier alphanumérique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re / Ecrire</text:p>
          </draw:text-box>
        </draw:frame>
        <draw:frame draw:style-name="gr13" draw:text-style-name="P10" draw:layer="layout" svg:width="24.408cm" svg:height="8.653cm" svg:x="1.392cm" svg:y="6.4cm">
          <draw:text-box>
            <text:p text:style-name="P10"><text:span text:style-name="T10">Prompt()</text:span></text:p>
            <text:p text:style-name="P15"><text:span text:style-name="T11">Ouvre une boîte de dialogue avec une zone saisie et 2 boutons </text:span><text:span text:style-name="T12">OK </text:span><text:span text:style-name="T11">et</text:span></text:p>
            <text:p text:style-name="P15"><text:span text:style-name="T12">Annuler</text:span><text:span text:style-name="T11">, retourne l'information lue</text:span></text:p>
            <text:p text:style-name="P15"><text:span text:style-name="T11"/></text:p>
            <text:p text:style-name="P15"><text:span text:style-name="T13">Confirm()</text:span></text:p>
            <text:p text:style-name="P15"><text:span text:style-name="T14">Ouvre une boîte de dialogue avec 2 boutons </text:span><text:span text:style-name="T15">OK </text:span><text:span text:style-name="T14">et </text:span><text:span text:style-name="T15">Annuler</text:span><text:span text:style-name="T14">, retourne un</text:span></text:p>
            <text:p text:style-name="P15"><text:span text:style-name="T14">booleen</text:span></text:p>
            <text:p text:style-name="P15"><text:span text:style-name="T14"/></text:p>
            <text:p text:style-name="P15"><text:span text:style-name="T16">Alert()</text:span></text:p>
            <text:p text:style-name="P15"><text:span text:style-name="T17">Permet d'écrire un message dans une fenêt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 test IF</text:p>
          </draw:text-box>
        </draw:frame>
        <draw:frame draw:style-name="gr14" draw:text-style-name="P10" draw:layer="layout" svg:width="6.588cm" svg:height="3.555cm" svg:x="2.4cm" svg:y="4.8cm">
          <draw:text-box>
            <text:p text:style-name="P10"><text:span text:style-name="T7">If ( condition ){</text:span></text:p>
            <text:p text:style-name="P10"/>
            <text:p text:style-name="P10"><text:span text:style-name="T7"><text:tab/></text:span><text:span text:style-name="T7"><text:tab/></text:span><text:span text:style-name="T7">Instruction</text:span></text:p>
            <text:p text:style-name="P10"><text:span text:style-name="T7">}</text:span></text:p>
          </draw:text-box>
        </draw:frame>
        <draw:frame draw:style-name="gr15" draw:text-style-name="P10" draw:layer="layout" svg:width="5.468cm" svg:height="5.995cm" svg:x="2.6cm" svg:y="9.8cm">
          <draw:text-box>
            <text:p text:style-name="P10"><text:span text:style-name="T7">If ( condition ){</text:span></text:p>
            <text:p text:style-name="P10"/>
            <text:p text:style-name="P10"><text:span text:style-name="T7"><text:tab/></text:span><text:span text:style-name="T7">Instruction</text:span></text:p>
            <text:p text:style-name="P10"><text:span text:style-name="T7">} else {</text:span></text:p>
            <text:p text:style-name="P10"/>
            <text:p text:style-name="P10"><text:span text:style-name="T7"><text:tab/></text:span><text:span text:style-name="T7">Instruction</text:span></text:p>
            <text:p text:style-name="P10"><text:span text:style-name="T7">}</text:span></text:p>
          </draw:text-box>
        </draw:frame>
        <draw:frame draw:style-name="gr16" draw:text-style-name="P10" draw:layer="layout" svg:width="7.542cm" svg:height="6.299cm" svg:x="14.058cm" svg:y="4.701cm">
          <draw:text-box>
            <text:p text:style-name="P10"><text:span text:style-name="T7">If ( condition ){</text:span></text:p>
            <text:p text:style-name="P10"><text:span text:style-name="T7"><text:tab/></text:span><text:span text:style-name="T7">Instruction</text:span></text:p>
            <text:p text:style-name="P10"><text:span text:style-name="T7">} else if ( condition ){</text:span></text:p>
            <text:p text:style-name="P10"><text:span text:style-name="T7"><text:tab/></text:span><text:span text:style-name="T7">Instruction</text:span></text:p>
            <text:p text:style-name="P10"><text:span text:style-name="T7">} else {</text:span></text:p>
            <text:p text:style-name="P10"><text:span text:style-name="T7"><text:tab/></text:span><text:span text:style-name="T7">Instruction</text:span></text:p>
            <text:p text:style-name="P10"><text:span text:style-name="T7">}</text:span></text:p>
          </draw:text-box>
        </draw:frame>
        <draw:frame draw:style-name="gr17" draw:text-style-name="P10" draw:layer="layout" svg:width="12.381cm" svg:height="5.843cm" svg:x="14cm" svg:y="12.4cm">
          <draw:text-box>
            <text:p text:style-name="P10"><text:span text:style-name="T7">if(X) <text:s/>si x est vrai</text:span></text:p>
            <text:p text:style-name="P10"/>
            <text:p text:style-name="P10"><text:span text:style-name="T7">If(!X) si x est faux</text:span></text:p>
            <text:p text:style-name="P10"/>
            <text:p text:style-name="P10"><text:span text:style-name="T7">if(x === y ) <text:s/>si valeur et type égaux</text:span></text:p>
            <text:p text:style-name="P10"/>
            <text:p text:style-name="P10"><text:span text:style-name="T7">if(x == y) si valeur égale</text:span></text:p>
          </draw:text-box>
        </draw:frame>
        <draw:frame draw:style-name="gr18" draw:text-style-name="P10" draw:layer="layout" svg:width="18.694cm" svg:height="1.115cm" svg:x="3.2cm" svg:y="19.2cm">
          <draw:text-box>
            <text:p text:style-name="P10"><text:span text:style-name="T7">Le ternaire :</text:span><text:span text:style-name="T7"><text:tab/></text:span><text:span text:style-name="T7"><text:tab/></text:span><text:span text:style-name="T7">x === y ? instruction1 : instruction</text:span>2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 boucles</text:p>
          </draw:text-box>
        </draw:frame>
        <draw:frame draw:style-name="gr19" draw:text-style-name="P10" draw:layer="layout" svg:width="7.796cm" svg:height="9.451cm" svg:x="2.204cm" svg:y="5.749cm">
          <draw:text-box>
            <text:p text:style-name="P10"><text:span text:style-name="T7">For( i=0 ; i &lt; n ; i++ ){</text:span></text:p>
            <text:p text:style-name="P10"><text:span text:style-name="T7"><text:tab/></text:span><text:span text:style-name="T7">Instructions</text:span></text:p>
            <text:p text:style-name="P10"><text:span text:style-name="T7">};</text:span></text:p>
            <text:p text:style-name="P10"/>
            <text:p text:style-name="P10"><text:span text:style-name="T7">While( x &lt; n ){</text:span></text:p>
            <text:p text:style-name="P10"><text:span text:style-name="T7"><text:tab/></text:span><text:span text:style-name="T7">Instructions</text:span></text:p>
            <text:p text:style-name="P10"><text:span text:style-name="T7">};</text:span></text:p>
            <text:p text:style-name="P10"/>
            <text:p text:style-name="P10"><text:span text:style-name="T7">Do{</text:span></text:p>
            <text:p text:style-name="P10"><text:span text:style-name="T7"><text:tab/></text:span><text:span text:style-name="T7">Instructions</text:span></text:p>
            <text:p text:style-name="P10"><text:span text:style-name="T7">} while( x &lt; n) ;</text:span></text:p>
          </draw:text-box>
        </draw:frame>
        <draw:frame draw:style-name="gr20" draw:text-style-name="P10" draw:layer="layout" svg:width="15.2cm" svg:height="13.315cm" svg:x="12cm" svg:y="6cm">
          <draw:text-box>
            <text:p text:style-name="P10"><text:span text:style-name="T9">Tableau</text:span></text:p>
            <text:p text:style-name="P10"/>
            <text:p text:style-name="P10"><text:span text:style-name="T7">Const list = ['a', 'b', 'c'] ;</text:span></text:p>
            <text:p text:style-name="P10"/>
            <text:p text:style-name="P10"><text:span text:style-name="T7">List.forEach((item, index) =&gt; {</text:span></text:p>
            <text:p text:style-name="P10"><text:span text:style-name="T7"><text:tab/></text:span><text:span text:style-name="T7">Instructions</text:span></text:p>
            <text:p text:style-name="P10"><text:span text:style-name="T7">}) ;</text:span></text:p>
            <text:p text:style-name="P10"/>
            <text:p text:style-name="P10"><text:span text:style-name="T9">Objet</text:span></text:p>
            <text:p text:style-name="P10"/>
            <text:p text:style-name="P10"><text:span text:style-name="T7">let student = { name: "Bill", age: 25, degree: "Masters" };</text:span></text:p>
            <text:p text:style-name="P10"/>
            <text:p text:style-name="P10"><text:span text:style-name="T7">For (var item in student){</text:span></text:p>
            <text:p text:style-name="P10"><text:span text:style-name="T7"><text:tab/></text:span><text:span text:style-name="T7">Instructions</text:span></text:p>
            <text:p text:style-name="P10"><text:span text:style-name="T7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06T11:35:08.49</meta:creation-date>
    <meta:editing-duration>PT40S</meta:editing-duration>
    <meta:editing-cycles>2</meta:editing-cycles>
    <dc:date>2022-01-06T11:35:47.40</dc:date>
    <meta:document-statistic meta:object-count="72"/>
    <meta:generator>OpenOffice/4.1.10$Win32 OpenOffice.org_project/4110m2$Build-9807</meta:generator>
  </office:meta>
</office:document-meta>
</file>